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3">
      <style:text-properties fo:language="en" fo:country="US"/>
    </style:style>
    <style:style style:name="P2" style:family="paragraph" style:parent-style-name="Text_20_body" style:list-style-name="L5">
      <style:text-properties fo:font-size="10pt" fo:font-style="italic" fo:font-weight="normal" style:font-size-asian="8.75pt" style:font-style-asian="italic" style:font-weight-asian="normal" style:font-size-complex="10pt" style:font-style-complex="italic" style:font-weight-complex="normal"/>
    </style:style>
    <style:style style:name="P3" style:family="paragraph" style:parent-style-name="Text_20_body" style:list-style-name="L1">
      <style:text-properties fo:font-size="10pt" fo:language="en" fo:country="US" fo:font-style="italic" style:font-size-asian="8.75pt" style:font-style-asian="italic" style:font-size-complex="10pt" style:font-style-complex="italic"/>
    </style:style>
    <style:style style:name="P4" style:family="paragraph" style:parent-style-name="Text_20_body" style:list-style-name="L1">
      <style:text-properties fo:font-size="10pt" fo:language="en" fo:country="US" fo:font-style="italic" fo:font-weight="normal" style:font-size-asian="8.75pt" style:font-style-asian="italic" style:font-weight-asian="normal" style:font-size-complex="10pt" style:font-style-complex="italic" style:font-weight-complex="normal"/>
    </style:style>
    <style:style style:name="P5" style:family="paragraph" style:parent-style-name="Text_20_body" style:list-style-name="L2">
      <style:text-properties fo:font-size="10pt" fo:language="en" fo:country="US" style:font-size-asian="8.75pt" style:font-size-complex="10pt"/>
    </style:style>
    <style:style style:name="P6" style:family="paragraph" style:parent-style-name="Text_20_body" style:list-style-name="L3">
      <style:text-properties fo:font-size="10pt" fo:language="en" fo:country="US" style:font-size-asian="8.75pt" style:font-size-complex="10pt"/>
    </style:style>
    <style:style style:name="P7" style:family="paragraph" style:parent-style-name="Text_20_body" style:list-style-name="L4">
      <style:text-properties fo:font-size="10pt" fo:language="en" fo:country="US" style:font-size-asian="8.75pt" style:font-size-complex="10pt"/>
    </style:style>
    <style:style style:name="P8" style:family="paragraph" style:parent-style-name="Text_20_body" style:list-style-name="L2">
      <style:text-properties fo:font-size="10pt" fo:language="en" fo:country="US" fo:font-weight="bold" style:font-size-asian="8.75pt" style:font-weight-asian="bold" style:font-size-complex="10pt" style:font-weight-complex="bold"/>
    </style:style>
    <style:style style:name="P9" style:family="paragraph" style:parent-style-name="Text_20_body" style:list-style-name="L3">
      <style:text-properties fo:font-size="10pt" fo:language="en" fo:country="US" fo:font-weight="bold" style:font-size-asian="8.75pt" style:font-weight-asian="bold" style:font-size-complex="10pt" style:font-weight-complex="bold"/>
    </style:style>
    <style:style style:name="P10" style:family="paragraph" style:parent-style-name="Text_20_body" style:list-style-name="L3">
      <style:text-properties fo:font-size="10pt" fo:language="en" fo:country="US" fo:font-weight="normal" style:font-size-asian="8.75pt" style:font-weight-asian="normal" style:font-size-complex="10pt" style:font-weight-complex="normal"/>
    </style:style>
    <style:style style:name="P11" style:family="paragraph" style:parent-style-name="Text_20_body" style:list-style-name="L5">
      <style:text-properties fo:font-size="10pt" fo:font-weight="normal" style:font-size-asian="8.75pt" style:font-weight-asian="normal" style:font-size-complex="10pt" style:font-weight-complex="normal"/>
    </style:style>
    <style:style style:name="P12" style:family="paragraph" style:parent-style-name="Text_20_body" style:list-style-name="L5">
      <style:text-properties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P13" style:family="paragraph" style:parent-style-name="Text_20_body">
      <style:text-properties fo:language="en" fo:country="US" fo:font-style="italic" style:font-style-asian="italic" style:font-style-complex="italic"/>
    </style:style>
    <style:style style:name="P14" style:family="paragraph" style:parent-style-name="Text_20_body" style:list-style-name="L5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P15" style:family="paragraph" style:parent-style-name="Horizontal_20_Line">
      <style:text-properties fo:language="en" fo:country="US"/>
    </style:style>
    <style:style style:name="P16" style:family="paragraph" style:parent-style-name="Heading_20_1">
      <style:text-properties fo:language="en" fo:country="US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normal" style:font-style-asian="normal" style:font-style-complex="normal"/>
    </style:style>
    <style:style style:name="T9" style:family="text">
      <style:text-properties fo:language="en" fo:country="US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6. Resource Handling</text:h>
      <text:p text:style-name="P13">Sub-topics:</text:p>
      <text:list xml:id="list14426620011" text:style-name="L1">
        <text:list-item>
          <text:p text:style-name="P3">RAII – What and why?</text:p>
        </text:list-item>
        <text:list-item>
          <text:p text:style-name="P3">Copy construction and the assignment operator</text:p>
        </text:list-item>
        <text:list-item>
          <text:p text:style-name="P3">What is the concept behind a <text:span text:style-name="T2">Counted SmartPointer</text:span></text:p>
        </text:list-item>
        <text:list-item>
          <text:p text:style-name="P4">What is <text:span text:style-name="T2">boost::shared_ptr</text:span> and how do you use it?</text:p>
        </text:list-item>
      </text:list>
      <text:p text:style-name="P15"/>
      <text:h text:style-name="P1" text:outline-level="3">RAII – What and why?</text:h>
      <text:list xml:id="list658219868" text:style-name="L2">
        <text:list-item>
          <text:p text:style-name="P5">Resource Aquisition Is Initialization</text:p>
        </text:list-item>
        <text:list-item>
          <text:p text:style-name="P5">E.g. when you initialize an object, you are acquiring the resource</text:p>
          <text:list>
            <text:list-item>
              <text:p text:style-name="P8">scoped_lock</text:p>
            </text:list-item>
          </text:list>
        </text:list-item>
        <text:list-item>
          <text:p text:style-name="P8"><text:span text:style-name="T5">Used to help the programmer with memory management</text:span></text:p>
        </text:list-item>
        <text:list-item>
          <text:p text:style-name="P8"><text:span text:style-name="T5">Makes the application more exception safe</text:span></text:p>
        </text:list-item>
        <text:list-item>
          <text:p text:style-name="P8"><text:span text:style-name="T5">In a function with multiple return points, RAII is very valuable</text:span></text:p>
        </text:list-item>
        <text:list-item>
          <text:p text:style-name="P8"><text:span text:style-name="T5">More readable code(to some degree)</text:span></text:p>
        </text:list-item>
      </text:list>
      <text:h text:style-name="P1" text:outline-level="3">Copy construction and the assignment operator</text:h>
      <text:list xml:id="list522818547" text:style-name="L3">
        <text:list-item>
          <text:p text:style-name="P6">The copy constructor creates a new object as a copy of another</text:p>
          <text:list>
            <text:list-item>
              <text:p text:style-name="P6">Takes a reference to another object of the same(at least at a base-class level) as it's argument</text:p>
            </text:list-item>
          </text:list>
        </text:list-item>
        <text:list-item>
          <text:p text:style-name="P6">The assignment operator assigns an already created object to another already created object</text:p>
          <text:list>
            <text:list-item>
              <text:p text:style-name="P6">Takes a reference to another object of the same(at least at a base-class level) as it's argument</text:p>
            </text:list-item>
          </text:list>
        </text:list-item>
        <text:list-item>
          <text:p text:style-name="P9">Rule of 3:</text:p>
          <text:list>
            <text:list-item>
              <text:p text:style-name="P10">If a class defines either a copy constructor, assignment operator or destructor, it should probably define all three</text:p>
            </text:list-item>
            <text:list-item>
              <text:p text:style-name="P10">The default versions can be very error-prone when using pointers or complex data structures as member data</text:p>
              <text:list>
                <text:list-item>
                  <text:p text:style-name="P10">They set the address of the pointer, not the value of what is pointed to</text:p>
                </text:list-item>
                <text:list-item>
                  <text:p text:style-name="P10">Segfaults</text:p>
                </text:list-item>
              </text:list>
            </text:list-item>
            <text:list-item>
              <text:p text:style-name="P10">Alternatively: The Law of The Big Two</text:p>
              <text:list>
                <text:list-item>
                  <text:p text:style-name="P10">if RAII is used for class members, the destructor may be left undefined</text:p>
                </text:list-item>
              </text:list>
            </text:list-item>
          </text:list>
        </text:list-item>
      </text:list>
      <text:h text:style-name="P1" text:outline-level="3">What is the concept behind a <text:span text:style-name="T3">Counted SmartPointer</text:span></text:h>
      <text:list xml:id="list1470558606" text:style-name="L4">
        <text:list-item>
          <text:p text:style-name="P7">A wrapper class</text:p>
          <text:list>
            <text:list-item>
              <text:p text:style-name="P7">Wraps around the actual pointer</text:p>
            </text:list-item>
          </text:list>
        </text:list-item>
        <text:list-item>
          <text:p text:style-name="P7">Has pointer like schematics</text:p>
          <text:list>
            <text:list-item>
              <text:p text:style-name="P7">- &gt; operator, * operator etc..</text:p>
            </text:list-item>
          </text:list>
        </text:list-item>
        <text:list-item>
          <text:p text:style-name="P7"><text:soft-page-break/>A smart pointer cleans up after itself, if it is not used</text:p>
          <text:list>
            <text:list-item>
              <text:p text:style-name="P7">The constructor allocates the needed memory</text:p>
            </text:list-item>
            <text:list-item>
              <text:p text:style-name="P7">The destructor frees it</text:p>
            </text:list-item>
          </text:list>
        </text:list-item>
        <text:list-item>
          <text:p text:style-name="P7">The counted part enables more than one smart pointer pointing to the same data</text:p>
          <text:list>
            <text:list-item>
              <text:p text:style-name="P7">When the last “user” is destructed, the item pointed to is as well</text:p>
            </text:list-item>
            <text:list-item>
              <text:p text:style-name="P7">The item pointed to is allocated dynamically in the “normal” constructor</text:p>
              <text:list>
                <text:list-item>
                  <text:p text:style-name="P7">Takes in an argument which contains the data which we wish to point to</text:p>
                </text:list-item>
                <text:list-item>
                  <text:p text:style-name="P7">This way the data will not disappear if the destructor is called on the Counted SmartPointer</text:p>
                </text:list-item>
              </text:list>
            </text:list-item>
          </text:list>
        </text:list-item>
        <text:list-item>
          <text:p text:style-name="P7">Copy constructor and assignment operators adds new “users”, the destructor removes</text:p>
          <text:list>
            <text:list-item>
              <text:p text:style-name="P7">The destructor(and assignment operator) frees allocated memory if the counter reaches zero </text:p>
            </text:list-item>
          </text:list>
        </text:list-item>
      </text:list>
      <text:h text:style-name="P1" text:outline-level="3">What is <text:span text:style-name="T3">boost::shared_ptr</text:span><text:span text:style-name="T4"> </text:span><text:span text:style-name="T1">And how do you use it?</text:span></text:h>
      <text:list xml:id="list754166933" text:style-name="L5">
        <text:list-item>
          <text:p text:style-name="P11"><text:span text:style-name="T8">A Counted SmartPointer</text:span></text:p>
          <text:list>
            <text:list-item>
              <text:p text:style-name="P11"><text:span text:style-name="T8">Exception safe, RAII </text:span></text:p>
            </text:list-item>
          </text:list>
        </text:list-item>
        <text:list-item>
          <text:p text:style-name="P11"><text:span text:style-name="T8">Best practice is to:</text:span></text:p>
          <text:list>
            <text:list-item>
              <text:p text:style-name="P11"><text:span text:style-name="T8">Keep new only implicit:</text:span></text:p>
              <text:list>
                <text:list-item>
                  <text:p text:style-name="P14"><text:span text:style-name="T6">shared_ptr&lt;T&gt;</text:span><text:span text:style-name="T6"> p(new Y);</text:span></text:p>
                </text:list-item>
              </text:list>
            </text:list-item>
            <text:list-item>
              <text:p text:style-name="P11"><text:span text:style-name="T8">Avoid using it to hold a temp. object</text:span></text:p>
              <text:list>
                <text:list-item>
                  <text:p text:style-name="P2"><text:span text:style-name="T6">myFunc(shared_ptr&lt;int&gt;(new int(2)), 3); </text:span><text:span text:style-name="T9">BAD! Potential mem. leak</text:span></text:p>
                </text:list-item>
              </text:list>
            </text:list-item>
          </text:list>
        </text:list-item>
        <text:list-item>
          <text:p text:style-name="P12"><text:span text:style-name="T6">Reduces the amount of explicit calls to </text:span><text:span text:style-name="T9">delete </text:span><text:span text:style-name="T6">and </text:span><text:span text:style-name="T9">try/catch </text:span><text:span text:style-name="T6">blocks</text:span></text:p>
        </text:list-item>
        <text:list-item>
          <text:p text:style-name="P12"><text:span text:style-name="T6">Access to the amount of users, and the actual pointer(a </text:span><text:span text:style-name="T7">get() </text:span><text:span text:style-name="T6">method)</text:span></text:p>
        </text:list-item>
        <text:list-item>
          <text:p text:style-name="P12"><text:span text:style-name="T6">unique, swap, casts</text:span></text:p>
        </text:list-item>
        <text:list-item>
          <text:p text:style-name="P12"><text:span text:style-name="T6">Not thread-safe, UB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jarke Vad Andersen</meta:initial-creator>
    <meta:creation-date>2012-06-11T16:02:52</meta:creation-date>
    <dc:date>2012-06-15T22:22:32</dc:date>
    <dc:creator>Bjarke Vad Andersen</dc:creator>
    <meta:editing-duration>PT22M18S</meta:editing-duration>
    <meta:editing-cycles>16</meta:editing-cycles>
    <meta:generator>LibreOffice/3.5$Linux_X86_64 LibreOffice_project/350m1$Build-2</meta:generator>
    <meta:document-statistic meta:table-count="0" meta:image-count="0" meta:object-count="0" meta:page-count="2" meta:paragraph-count="53" meta:word-count="478" meta:character-count="2632" meta:non-whitespace-character-count="2252"/>
  </office:meta>
</office:document-meta>
</file>